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 k bakalářské práci</text:p>
      <text:p text:style-name="P1"/>
      <text:p text:style-name="P2">Seznameni s Gitem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18T19:16:50.319640684</dc:date>
    <meta:editing-duration>PT30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2" meta:word-count="7" meta:character-count="48" meta:non-whitespace-character-count="43"/>
  </office:meta>
</office:document-meta>
</file>